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AB2A4029CEEB0F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 style:list-style-name="L1">
      <style:paragraph-properties fo:padding="0.049cm" fo:border="0.06pt solid #d9d9e3"/>
    </style:style>
    <style:style style:name="P3" style:family="paragraph" style:parent-style-name="Preformatted_20_Text" style:list-style-name="L1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Standard">
      <style:text-properties loext:padding="0.049cm" loext:border="0.06pt solid #d9d9e3"/>
    </style:style>
    <style:style style:name="P5" style:family="paragraph" style:parent-style-name="Standard">
      <style:paragraph-properties fo:margin-top="0cm" fo:margin-bottom="0.499cm" style:contextual-spacing="false"/>
      <style:text-properties loext:padding="0.049cm" loext:border="0.06pt solid #d9d9e3"/>
    </style:style>
    <style:style style:name="P6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7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8" style:family="paragraph" style:parent-style-name="Text_20_body">
      <style:paragraph-properties fo:padding="0.049cm" fo:border="0.06pt solid #d9d9e3"/>
    </style:style>
    <style:style style:name="P9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line-break/><draw:frame draw:style-name="fr1" draw:name="Figura1" text:anchor-type="as-char" svg:width="0.635cm" svg:height="0.635cm" draw:z-index="0"><draw:image xlink:href="Pictures/100000000000006000000060AB2A4029CEEB0F0F.jpg" xlink:type="simple" xlink:show="embed" xlink:actuate="onLoad" draw:mime-type="image/jpeg"/><svg:title>User</svg:title></draw:frame></text:p>
      <text:p text:style-name="P4">You</text:p>
      <text:p text:style-name="P4">O que é decodificador de texto em JavaScript?</text:p>
      <text:p text:style-name="P5">ChatGPT</text:p>
      <text:p text:style-name="P6">Em JavaScript, um decodificador de texto refere-se a uma função ou método que converte uma sequência de caracteres codificada de volta para sua forma original. Isso é frequentemente necessário quando você lida com dados que foram previamente codificados, como por exemplo, ao lidar com URLs ou ao receber dados de uma fonte externa que utiliza codificação.</text:p>
      <text:p text:style-name="P6">A codificação de texto é comum em situações onde caracteres especiais precisam ser representados de uma maneira que seja segura e compatível com determinados padrões. Um exemplo disso é a codificação de URL, onde espaços são substituídos por "%20" e caracteres especiais são representados por códigos específicos.</text:p>
      <text:p text:style-name="P8"><text:span text:style-name="T1">Em JavaScript, os métodos </text:span><text:span text:style-name="Source_20_Text"><text:span text:style-name="T1">decodeURIComponent</text:span></text:span><text:span text:style-name="T1"> e </text:span><text:span text:style-name="Source_20_Text"><text:span text:style-name="T1">decodeURI</text:span></text:span><text:span text:style-name="T1"> são usados para decodificar componentes específicos de uma URL, enquanto </text:span><text:span text:style-name="Source_20_Text"><text:span text:style-name="T1">atob</text:span></text:span><text:span text:style-name="T1"> é usado para decodificar dados codificados em Base64.</text:span></text:p>
      <text:p text:style-name="P6">Aqui estão alguns exemplos:</text:p>
      <text:list xml:id="list1054776649" text:style-name="L1">
        <text:list-item>
          <text:p text:style-name="P9"><text:span text:style-name="Strong_20_Emphasis"><text:span text:style-name="Source_20_Text"><text:span text:style-name="T1">decodeURIComponent</text:span></text:span></text:span><text:span text:style-name="Strong_20_Emphasis"><text:span text:style-name="T1"> e </text:span></text:span><text:span text:style-name="Strong_20_Emphasis"><text:span text:style-name="Source_20_Text"><text:span text:style-name="T1">decodeURI</text:span></text:span></text:span><text:span text:style-name="Strong_20_Emphasis"><text:span text:style-name="T1"> para decodificar componentes de URL:</text:span></text:span></text:p>
          <text:p text:style-name="P3">javascriptCopy code</text:p>
          <text:p text:style-name="P2"><text:span text:style-name="Source_20_Text"><text:span text:style-name="T1">var url = "https://www.example.com/page?name=Jo%C3%A3o";</text:span></text:span></text:p>
          <text:p text:style-name="P2"><text:span text:style-name="Source_20_Text"><text:span text:style-name="T1">var decodedName = decodeURIComponent(url); // Decodifica o componente específico (no caso, o nome)</text:span></text:span></text:p>
          <text:p text:style-name="P1"><text:span text:style-name="Source_20_Text"><text:span text:style-name="T1">console.log(decodedName); // Output: "https://www.example.com/page?name=João"</text:span></text:span></text:p>
        </text:list-item>
        <text:list-item>
          <text:p text:style-name="P9"><text:span text:style-name="Strong_20_Emphasis"><text:span text:style-name="Source_20_Text"><text:span text:style-name="T1">atob</text:span></text:span></text:span><text:span text:style-name="Strong_20_Emphasis"><text:span text:style-name="T1"> para decodificar dados em Base64:</text:span></text:span></text:p>
          <text:p text:style-name="P3">javascriptCopy code</text:p>
          <text:p text:style-name="P2"><text:span text:style-name="Source_20_Text"><text:span text:style-name="T1">var base64Data = "SGVsbG8gV29ybGQh"; // "Hello World!" codificado em Base64</text:span></text:span></text:p>
          <text:p text:style-name="P2"><text:span text:style-name="Source_20_Text"><text:span text:style-name="T1">var decodedData = atob(base64Data);</text:span></text:span></text:p>
          <text:p text:style-name="P1"><text:span text:style-name="Source_20_Text"><text:span text:style-name="T1">console.log(decodedData); // Output: "Hello World!"</text:span></text:span></text:p>
        </text:list-item>
      </text:list>
      <text:p text:style-name="P6">Esses são apenas alguns exemplos e existem outras situações onde decodificadores de texto podem ser necessários, dependendo do contexto de aplicação.</text:p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9:55:50.973103710</meta:creation-date>
    <dc:date>2024-01-26T09:57:15.311418903</dc:date>
    <meta:editing-duration>PT1M25S</meta:editing-duration>
    <meta:editing-cycles>1</meta:editing-cycles>
    <meta:document-statistic meta:table-count="0" meta:image-count="1" meta:object-count="0" meta:page-count="1" meta:paragraph-count="19" meta:word-count="224" meta:character-count="1628" meta:non-whitespace-character-count="1423"/>
    <meta:generator>LibreOffice/7.3.7.2$Linux_X86_64 LibreOffice_project/30$Build-2</meta:generator>
  </office:meta>
</office:document-meta>
</file>